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P1" style:family="paragraph" style:parent-style-name="Standard">
      <style:text-properties officeooo:rsid="001be71c" officeooo:paragraph-rsid="001be71c"/>
    </style:style>
    <style:style style:name="P2" style:family="paragraph" style:parent-style-name="Standard">
      <style:text-properties officeooo:rsid="001be71c" officeooo:paragraph-rsid="002a5751"/>
    </style:style>
    <style:style style:name="P3" style:family="paragraph" style:parent-style-name="Standard">
      <style:text-properties officeooo:rsid="001e4d9e" officeooo:paragraph-rsid="001be71c"/>
    </style:style>
    <style:style style:name="P4" style:family="paragraph" style:parent-style-name="Text_20_body" style:list-style-name="L6"/>
    <style:style style:name="P5" style:family="paragraph" style:parent-style-name="Text_20_body" style:list-style-name="L6">
      <style:text-properties officeooo:paragraph-rsid="002a6575"/>
    </style:style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1"/>
    <style:style style:name="P9" style:family="paragraph" style:parent-style-name="Text_20_body" style:list-style-name="L13"/>
    <style:style style:name="P10" style:family="paragraph" style:parent-style-name="Text_20_body" style:list-style-name="L20">
      <style:text-properties officeooo:paragraph-rsid="002a6575"/>
    </style:style>
    <style:style style:name="P11" style:family="paragraph" style:parent-style-name="Text_20_body" style:list-style-name="L22">
      <style:text-properties officeooo:paragraph-rsid="002a6575"/>
    </style:style>
    <style:style style:name="P12" style:family="paragraph" style:parent-style-name="Text_20_body" style:list-style-name="L24">
      <style:text-properties officeooo:rsid="002a6575" officeooo:paragraph-rsid="002a6575"/>
    </style:style>
    <style:style style:name="P13" style:family="paragraph" style:parent-style-name="Text_20_body" style:list-style-name="L6">
      <style:text-properties officeooo:rsid="002a6575" officeooo:paragraph-rsid="002a6575"/>
    </style:style>
    <style:style style:name="P14" style:family="paragraph" style:parent-style-name="Text_20_body" style:list-style-name="L27">
      <style:text-properties officeooo:rsid="002a6575" officeooo:paragraph-rsid="002a6575"/>
    </style:style>
    <style:style style:name="P15" style:family="paragraph" style:parent-style-name="Text_20_body" style:list-style-name="L25">
      <style:text-properties officeooo:paragraph-rsid="002a6575"/>
    </style:style>
    <style:style style:name="T1" style:family="text">
      <style:text-properties officeooo:rsid="001be71c"/>
    </style:style>
    <style:style style:name="T2" style:family="text">
      <style:text-properties officeooo:rsid="001d952a"/>
    </style:style>
    <style:style style:name="T3" style:family="text">
      <style:text-properties officeooo:rsid="001e4d9e"/>
    </style:style>
    <style:style style:name="T4" style:family="text">
      <style:text-properties officeooo:rsid="001ff228"/>
    </style:style>
    <style:style style:name="T5" style:family="text">
      <style:text-properties officeooo:rsid="00225b9b"/>
    </style:style>
    <style:style style:name="T6" style:family="text">
      <style:text-properties officeooo:rsid="0023c8a5"/>
    </style:style>
    <style:style style:name="T7" style:family="text">
      <style:text-properties officeooo:rsid="002570b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5b9b" style:font-weight-asian="bold" style:font-weight-complex="bold"/>
    </style:style>
    <style:style style:name="T10" style:family="text">
      <style:text-properties fo:font-weight="bold" officeooo:rsid="001be71c" style:font-weight-asian="bold" style:font-weight-complex="bold"/>
    </style:style>
    <style:style style:name="T11" style:family="text">
      <style:text-properties fo:font-weight="bold" officeooo:rsid="0023c8a5" style:font-weight-asian="bold" style:font-weight-complex="bold"/>
    </style:style>
    <style:style style:name="T12" style:family="text">
      <style:text-properties fo:font-weight="bold" officeooo:rsid="001ff228" style:font-weight-asian="bold" style:font-weight-complex="bold"/>
    </style:style>
    <style:style style:name="T13" style:family="text">
      <style:text-properties fo:font-weight="bold" officeooo:rsid="0027682e" style:font-weight-asian="bold" style:font-weight-complex="bold"/>
    </style:style>
    <style:style style:name="T14" style:family="text">
      <style:text-properties officeooo:rsid="0027682e"/>
    </style:style>
    <style:style style:name="T15" style:family="text">
      <style:text-properties officeooo:rsid="002a5751"/>
    </style:style>
    <style:style style:name="T16" style:family="text">
      <style:text-properties officeooo:rsid="002a6575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2aa36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Author: Antoine Carme &lt;antoine.carme@laposte.net&gt;</text:p>
      <text:p text:style-name="P1"># License: BSD 3 clause</text:p>
      <text:p text:style-name="P1"/>
      <text:p text:style-name="P1">PyAF (Python Automatic Forecasting)</text:p>
      <text:p text:style-name="P1">===================================</text:p>
      <text:p text:style-name="P1"/>
      <text:p text:style-name="P1">PyAF is a<text:span text:style-name="T3">n Open Source</text:span> Python <text:span text:style-name="T3">library</text:span> for Automatic Forecasting built on top of popular data science python modules : numpy, scipy, pandas and scikit-learn. </text:p>
      <text:p text:style-name="P1"/>
      <text:p text:style-name="P1">PyAF works as an automated <text:span text:style-name="T6">process</text:span> <text:span text:style-name="T6">for</text:span> predicting future values of a signal using a machine learning approach. It provides a set of features <text:span text:style-name="T15">that is comparable</text:span> to some <text:span text:style-name="T7">popular </text:span>commercial automatic forecasting products.</text:p>
      <text:p text:style-name="P1"/>
      <text:p text:style-name="P1">PyAF is distributed under the 3-Clause BSD license.</text:p>
      <text:p text:style-name="P1"/>
      <text:p text:style-name="P1">Features</text:p>
      <text:p text:style-name="P1">--------</text:p>
      <text:p text:style-name="Text_20_body">PyAF allows forecasting a time series for future values in a fully automated way. </text:p>
      <text:p text:style-name="Text_20_body"/>
      <text:p text:style-name="Text_20_body"><text:span text:style-name="T5">PyAF</text:span> uses <text:span text:style-name="T13">P</text:span><text:span text:style-name="T8">andas as a data access</text:span> layer. It consumes data from a pandas data-frame (with time and signal columns), builds a time series model, and outputs the forecasts in a pandas data-frame. Pandas is an excellent data access layer, it allows reading/writing a huge set of <text:span text:style-name="T14">file</text:span> formats, accessing various data sources (databases) and has an extensive set of algorithms to handle data-frames (aggregation, statistics, <text:span text:style-name="T14">linear algebra, plotting</text:span> etc).</text:p>
      <text:p text:style-name="Text_20_body"/>
      <text:p text:style-name="Text_20_body"><text:span text:style-name="T5">PyAF s</text:span>tatistical time series models are built/<text:span text:style-name="T5">estimated/</text:span><text:span text:style-name="T9">trained</text:span><text:span text:style-name="T8"> using scikit-learn</text:span> <text:span text:style-name="T4">library</text:span> <text:span text:style-name="T4">(</text:span><text:a xlink:type="simple" xlink:href="http://scikit-learn.org/" text:style-name="Internet_20_link" text:visited-style-name="Visited_20_Internet_20_Link"><text:span text:style-name="T4">http://scikit-learn.org</text:span></text:a><text:span text:style-name="T4">)</text:span>.</text:p>
      <text:p text:style-name="Text_20_body"/>
      <text:p text:style-name="Text_20_body"><text:span text:style-name="T4">T</text:span>he following features <text:span text:style-name="T4">a</text:span>re available :</text:p>
      <text:list xml:id="list5560721885700735860" text:style-name="L6">
        <text:list-item>
          <text:p text:style-name="P5"><text:span text:style-name="T6">Training a model to forecast a time series (given in a pandas data-frame with time and signal columns).</text:span></text:p>
        </text:list-item>
      </text:list>
      <text:list xml:id="list7110676679072005349" text:style-name="L20">
        <text:list-item>
          <text:p text:style-name="P10"><text:span text:style-name="T16">PyAF uses a </text:span><text:span text:style-name="T10">machine learning approach</text:span><text:span text:style-name="T1"> (The signal is cut into Estimation and validation parts, respectively, 80% and 20% of the signal).</text:span></text:p>
        </text:list-item>
      </text:list>
      <text:list xml:id="list160231539273262" text:continue-list="list5560721885700735860" text:style-name="L6">
        <text:list-item>
          <text:p text:style-name="P5"><text:span text:style-name="T6">Forecasting a time series model on a given </text:span><text:span text:style-name="T11">horizon</text:span><text:span text:style-name="T6"> (forecast result is also pandas data-frame) and computes </text:span><text:span text:style-name="T11">prediction/confidence intervals</text:span><text:span text:style-name="T6"> for the forecasts. </text:span></text:p>
        </text:list-item>
        <text:list-item>
          <text:p text:style-name="P4"><text:span text:style-name="T16">Generic t</text:span>raining features</text:p>
        </text:list-item>
      </text:list>
      <text:list xml:id="list1217774916311387422" text:style-name="L22">
        <text:list-item>
          <text:p text:style-name="P11"><text:span text:style-name="T10">Signal decomposition</text:span><text:span text:style-name="T1"> as the sum of a trend, periodic and AR component (</text:span><text:a xlink:type="simple" xlink:href="https://en.wikipedia.org/wiki/Decomposition_of_time_series" text:style-name="Internet_20_link" text:visited-style-name="Visited_20_Internet_20_Link"><text:span text:style-name="T1">https://en.wikipedia.org/wiki/Decomposition_of_time_series</text:span></text:a><text:span text:style-name="T1">)</text:span></text:p>
        </text:list-item>
        <text:list-item>
          <text:p text:style-name="P11"><text:soft-page-break/><text:span text:style-name="T5">PyAF works as a competition between a comprehensive set of possible </text:span><text:span text:style-name="T9">signal transformations</text:span><text:span text:style-name="T5"> and linear decompositions. For each transformed signal , a set of possible trends, periodic components and AR models is generated and all the possible combinations are estimated. The </text:span><text:span text:style-name="T9">best decomposition in term of performance</text:span><text:span text:style-name="T5"> is kept to forecast the signal (the performance is computed on a part of the signal that was not used for the estimation).</text:span></text:p>
        </text:list-item>
        <text:list-item>
          <text:p text:style-name="P11">Signal transformation is <text:span text:style-name="T5">supported before signal decompositions.</text:span> Four transformations are supported by default. Other transformation are available (Box-Cox etc).</text:p>
        </text:list-item>
        <text:list-item>
          <text:p text:style-name="P11"><text:span text:style-name="T1">All Models are estimated using </text:span><text:span text:style-name="T10">standard procedures and state-of-the-art time series modeling</text:span><text:span text:style-name="T1">. For example, trend regressions and AR/ARX models are estimated using scikit-learn linear regression models. </text:span></text:p>
        </text:list-item>
        <text:list-item>
          <text:p text:style-name="P11"><text:span text:style-name="T10">Standard performance measures</text:span><text:span text:style-name="T1"> are used (L1, RMSE, MAPE, etc)</text:span></text:p>
        </text:list-item>
      </text:list>
      <text:list xml:id="list160233350494917" text:continue-list="list160231539273262" text:style-name="L6">
        <text:list-header>
          <text:p text:style-name="P4"/>
        </text:list-header>
        <text:list-item>
          <text:p text:style-name="P5"><text:span text:style-name="T9">Exogenous Data</text:span><text:span text:style-name="T5"> Support</text:span></text:p>
        </text:list-item>
      </text:list>
      <text:list xml:id="list1478780801771923694" text:style-name="L24">
        <text:list-item>
          <text:p text:style-name="P12">Exogenous data can be provided to improve the forecasts. These are expected to be <text:span text:style-name="T8">stored in an external data-frame</text:span> (this data-frame will be merged with the training data-frame).</text:p>
        </text:list-item>
        <text:list-item>
          <text:p text:style-name="P12">Exogenous data are integrated in the modeling process through their <text:span text:style-name="T8">past values </text:span>(<text:span text:style-name="T8">ARX</text:span> models, https://en.wikipedia.org/wiki/Autoregressive%E2%80%93moving-average_model).</text:p>
        </text:list-item>
        <text:list-item>
          <text:p text:style-name="P12"><text:span text:style-name="T8">Exogenous variables can be of any type</text:span> (numeric, string , date, or object). </text:p>
        </text:list-item>
        <text:list-item>
          <text:p text:style-name="P12">Exogenous variables are <text:span text:style-name="T17">dummified</text:span> for the non-numeric types, and <text:span text:style-name="T17">standardized</text:span> for the numeric types. </text:p>
        </text:list-item>
      </text:list>
      <text:list xml:id="list160232639190319" text:continue-list="list160233350494917" text:style-name="L6">
        <text:list-item>
          <text:p text:style-name="P5"><text:span text:style-name="T6">PyAF implements </text:span><text:span text:style-name="T11">hierarchical forecasting</text:span><text:span text:style-name="T6">. It follows the excellent Rob J Hyndman and George Athanasopoulos book approach (</text:span><text:a xlink:type="simple" xlink:href="https://www.otexts.org/fpp/9/4" text:style-name="Internet_20_link" text:visited-style-name="Visited_20_Internet_20_Link"><text:span text:style-name="T6">https://www.otexts.org/fpp/9/4</text:span></text:a><text:span text:style-name="T6">).</text:span></text:p>
        </text:list-item>
      </text:list>
      <text:list xml:id="list6370244976760542590" text:style-name="L25">
        <text:list-item>
          <text:p text:style-name="P15"><text:span text:style-name="T10">Hierarchies</text:span><text:span text:style-name="T1"> and </text:span><text:span text:style-name="T10">grouped</text:span><text:span text:style-name="T1"> time series are supported. </text:span></text:p>
        </text:list-item>
        <text:list-item>
          <text:p text:style-name="P15"><text:span text:style-name="T10">Bottom-Up</text:span><text:span text:style-name="T1">, </text:span><text:span text:style-name="T10">Top-Down</text:span><text:span text:style-name="T1"> (using proportions) and </text:span><text:span text:style-name="T10">Optimal Combinations </text:span><text:span text:style-name="T1">are implemented. </text:span></text:p>
        </text:list-item>
      </text:list>
      <text:list xml:id="list160232063968329" text:continue-list="list160232639190319" text:style-name="L6">
        <text:list-item>
          <text:p text:style-name="P5"><text:span text:style-name="T6">The modeling process is </text:span><text:span text:style-name="T11">customizable</text:span><text:span text:style-name="T6"> and has a huge set of options. The default values of these options should however be OK.</text:span></text:p>
        </text:list-item>
        <text:list-item>
          <text:p text:style-name="P13">A<text:span text:style-name="T8"> benchmarking process</text:span> is <text:span text:style-name="T7">progressing</text:span> (using M1, M2, M3 competitions, NN3, NN5 data). </text:p>
        </text:list-item>
        <text:list-item>
          <text:p text:style-name="P13"><text:span text:style-name="T6">B</text:span>asic <text:span text:style-name="T9">p</text:span><text:span text:style-name="T8">lotting</text:span> functions using matplotlib <text:span text:style-name="T5">with standard time series and forecasts plots</text:span>.</text:p>
        </text:list-item>
        <text:list-item>
          <text:p text:style-name="P13">Software Quality Highlights</text:p>
        </text:list-item>
      </text:list>
      <text:list xml:id="list8687221364297923296" text:style-name="L27">
        <text:list-item>
          <text:p text:style-name="P14">An <text:span text:style-name="T8">object-oriented approach</text:span> is used for the system design. Separation of concerns is the key factor here.</text:p>
        </text:list-item>
        <text:list-item>
          <text:p text:style-name="P14"><text:soft-page-break/>Fully written in python with numpy, scipy, pandas and scikit-learn objects. Tries to be <text:span text:style-name="T8">column-based</text:span> <text:s/>everywhere for performance reasons. <text:s/></text:p>
        </text:list-item>
        <text:list-item>
          <text:p text:style-name="P14">A <text:span text:style-name="T8">test-driven approach</text:span> is used. <text:s/><text:span text:style-name="T14">Test scripts</text:span> are available in the test directory.</text:p>
          <text:list>
            <text:list-item>
              <text:p text:style-name="P14">Some <text:span text:style-name="T8">jupyter notebooks</text:span> are available for demo purposes <text:span text:style-name="T5">with standard time series and forecasts plots</text:span>.</text:p>
            </text:list-item>
          </text:list>
        </text:list-item>
        <text:list-item>
          <text:p text:style-name="P14">Very <text:span text:style-name="T8">simple API </text:span>for training and forecasting.</text:p>
        </text:list-item>
      </text:list>
      <text:list xml:id="list160231626335349" text:continue-list="list160232063968329" text:style-name="L6">
        <text:list-item>
          <text:p text:style-name="P13">A basic <text:span text:style-name="T13">REST</text:span><text:span text:style-name="T14"> </text:span><text:span text:style-name="T13">W</text:span><text:span text:style-name="T8">eb </text:span><text:span text:style-name="T13">S</text:span><text:span text:style-name="T8">ervice</text:span> (Flask) effort is starting.</text:p>
        </text:list-item>
        <text:list-item>
          <text:p text:style-name="P13">A project for <text:span text:style-name="T8">SQL generation</text:span> is started (using <text:span text:style-name="T4">core</text:span> <text:span text:style-name="T12">SLQAlchemy</text:span><text:span text:style-name="T4"> expressions</text:span>). <text:span text:style-name="T4">T</text:span>he goal is to be able to export the forecasts as a SQL code <text:span text:style-name="T4">to ease the </text:span><text:span text:style-name="T12">production</text:span><text:span text:style-name="T4"> mode</text:span>. <text:span text:style-name="T4">SLQAlchemy provides </text:span><text:span text:style-name="T12">agnostic support of a large set of <text:s/>databases</text:span>.</text:p>
        </text:list-item>
      </text:list>
      <text:p text:style-name="Text_20_body">PyAF is a work in progress. The set of features is <text:span text:style-name="T8">evolving</text:span>. Your <text:span text:style-name="T4">feature requests, </text:span>comments, help, hints are welcome. </text:p>
      <text:p text:style-name="Text_20_body"/>
      <text:p text:style-name="P1">Installation</text:p>
      <text:p text:style-name="P1">------------</text:p>
      <text:p text:style-name="P1"/>
      <text:p text:style-name="P1">Use the source !!!! </text:p>
      <text:p text:style-name="P1"/>
      <text:p text:style-name="P1">Dependencies</text:p>
      <text:p text:style-name="P1">~~~~~~~~~~~~</text:p>
      <text:p text:style-name="P1"/>
      <text:p text:style-name="P1">PyAF requires::</text:p>
      <text:p text:style-name="P1"/>
      <text:p text:style-name="P1">- scikit-learn.</text:p>
      <text:p text:style-name="P1">- Pandas</text:p>
      <text:p text:style-name="P1">- Python (&gt;= 3.5),</text:p>
      <text:p text:style-name="P1">- NumPy,</text:p>
      <text:p text:style-name="P1">- SciPy.</text:p>
      <text:p text:style-name="P1">- matplotlib</text:p>
      <text:p text:style-name="P1">- SQLAlchemy (for code generation <text:s/>, optional).</text:p>
      <text:p text:style-name="P1"/>
      <text:p text:style-name="P1">Development</text:p>
      <text:p text:style-name="P1">-----------</text:p>
      <text:p text:style-name="P1"/>
      <text:p text:style-name="P1">Code contributions are welcome. Bu<text:span text:style-name="T2">g</text:span> reports, request for new features and documentation, tests are welcome. Please use Github platform for these tasks.</text:p>
      <text:p text:style-name="P1"/>
      <text:p text:style-name="P1">Source code</text:p>
      <text:p text:style-name="P1">~~~~~~~~~~~</text:p>
      <text:p text:style-name="P1"/>
      <text:p text:style-name="P1">You can check the latest sources <text:span text:style-name="T3">of PyAF </text:span>from Github with the command::</text:p>
      <text:p text:style-name="P1"/>
      <text:p text:style-name="P1"><text:soft-page-break/><text:s text:c="4"/>git clone https://github.com/antoinecarme/pyaf.git</text:p>
      <text:p text:style-name="P3"/>
      <text:p text:style-name="P1"/>
      <text:p text:style-name="P1">Project history</text:p>
      <text:p text:style-name="P1">---------------</text:p>
      <text:p text:style-name="P1"/>
      <text:p text:style-name="P1">This project was started in summer 2016 as a POC to check the feasibility of an automatic forecasting tool based only on python available data science software (numpy, scipy, pandas, scikit-learn etc).</text:p>
      <text:p text:style-name="P1"/>
      <text:p text:style-name="P1"><text:span text:style-name="T2">PyAF</text:span> is provided as an open source library (BSD-3 License).</text:p>
      <text:p text:style-name="P1"/>
      <text:p text:style-name="P1">See the AUTHORS.rst file for a complete list of contributors.</text:p>
      <text:p text:style-name="P1"/>
      <text:p text:style-name="P1">Help and Support</text:p>
      <text:p text:style-name="P1">----------------</text:p>
      <text:p text:style-name="P1"/>
      <text:p text:style-name="P2">PyAF is currently maintained by the original developer. <text:span text:style-name="T3">PyAF s</text:span>upport will be provided when possible. </text:p>
      <text:p text:style-name="P2"/>
      <text:p text:style-name="P2">Bug reports, Improvement requests, Documentation, Hints and Test scripts are welcome. Please use <text:span text:style-name="T15">the </text:span>Github platform for these tasks.</text:p>
      <text:p text:style-name="P1"/>
      <text:p text:style-name="P1">Documentation</text:p>
      <text:p text:style-name="P1">~~~~~~~~~~~~~</text:p>
      <text:p text:style-name="P1"/>
      <text:p text:style-name="P1">The code is not yet fully documented. <text:s/>This is a top priority. <text:span text:style-name="T18">T</text:span>he sample notebooks <text:span text:style-name="T18">can be seen </text:span>as tutorials.</text:p>
      <text:p text:style-name="P1"/>
      <text:p text:style-name="P1">Communication</text:p>
      <text:p text:style-name="P1">~~~~~~~~~~~~~</text:p>
      <text:p text:style-name="P1"/>
      <text:p text:style-name="P1">Comments , appreciations, remarks , etc .... are welcome. <text:span text:style-name="T2">Your feedback is welcome if you use this library in a project or a public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DemiLight" style:font-family-asian="'Noto Sans CJK JP DemiLight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CARME</meta:initial-creator>
    <meta:creation-date>2016-10-13T13:18:39.608145881</meta:creation-date>
    <dc:date>2016-10-13T16:02:01.357545846</dc:date>
    <dc:creator>Antoine CARME</dc:creator>
    <meta:editing-duration>PT1H41M18S</meta:editing-duration>
    <meta:editing-cycles>9</meta:editing-cycles>
    <meta:generator>LibreOffice/5.2.2.2.0$Linux_X86_64 LibreOffice_project/20m0$Build-2</meta:generator>
    <meta:document-statistic meta:table-count="0" meta:image-count="0" meta:object-count="0" meta:page-count="4" meta:paragraph-count="77" meta:word-count="926" meta:character-count="6195" meta:non-whitespace-character-count="5350"/>
  </office:meta>
</office:document-meta>
</file>